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officeooo:rsid="00165c6c" officeooo:paragraph-rsid="00174362" style:font-size-asian="12pt" style:font-size-complex="12pt"/>
    </style:style>
    <style:style style:name="P2" style:family="paragraph" style:parent-style-name="Standard">
      <style:text-properties fo:font-size="12pt" officeooo:rsid="00165c6c" officeooo:paragraph-rsid="001b272f" style:font-size-asian="12pt" style:font-size-complex="12pt"/>
    </style:style>
    <style:style style:name="P3" style:family="paragraph" style:parent-style-name="Standard">
      <style:text-properties fo:font-size="12pt" officeooo:rsid="00199f18" officeooo:paragraph-rsid="00199f18" style:font-size-asian="12pt" style:font-size-complex="12pt"/>
    </style:style>
    <style:style style:name="T1" style:family="text">
      <style:text-properties officeooo:rsid="0016838a"/>
    </style:style>
    <style:style style:name="T2" style:family="text">
      <style:text-properties officeooo:rsid="001b272f"/>
    </style:style>
    <style:style style:name="T3" style:family="text">
      <style:text-properties officeooo:rsid="001fada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the exercise I implemented a basic UDP Multicast communication between one server and more clients. The final implementation should consider a more reliable way to deliver objects. Since multicast uses unreliable protocol like UDP, an additional layer need to be implemented on top of the existent protocol <text:span text:style-name="T1">in order to have a reliable transport protocol</text:span>. <text:span text:style-name="T1">My implementation so far doesn’t guarantee message delivery at 100% rate since it uses UDP, currently it sends messages of 400 bytes but I am sure if the size would be increased there will be more message loss. The fragmentation of the object might be something to consider for the project, there needs to be an efficient way to do it in order to reduce latency; in this exercise I let the MulticastSocket do that but of course this is not possible if we want to guarantee object delivery so a custom implementation is necessary. Since in the project there will be two servers written in two different languages, the client can’t receive a simple Java object, in this case we need something compatible both with Java and C++.</text:span></text:p>
      <text:p text:style-name="P3">The first aspect to consider <text:s/><text:span text:style-name="T2">in the target network topology </text:span>is servers and clients on different subnets: the network appliances connecting the networks need to have enabled multicast traffic (e.g. IGMP enabled on routers).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4T19:47:14.497683076</meta:creation-date>
    <dc:date>2019-03-24T21:07:44.590352368</dc:date>
    <meta:editing-duration>PT7M37S</meta:editing-duration>
    <meta:editing-cycles>5</meta:editing-cycles>
    <meta:generator>LibreOffice/6.0.3.2$Linux_X86_64 LibreOffice_project/00m0$Build-2</meta:generator>
    <meta:document-statistic meta:table-count="0" meta:image-count="0" meta:object-count="0" meta:page-count="1" meta:paragraph-count="2" meta:word-count="219" meta:character-count="1307" meta:non-whitespace-character-count="1088"/>
  </office:meta>
</office:document-meta>
</file>